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1 Thread (ns)</text:p>
          </table:table-cell>
          <table:table-cell office:value-type="string" calcext:value-type="string">
            <text:p>2 Threads (ns)</text:p>
          </table:table-cell>
          <table:table-cell office:value-type="string" calcext:value-type="string">
            <text:p>3 Threads (ns)</text:p>
          </table:table-cell>
          <table:table-cell office:value-type="string" calcext:value-type="string">
            <text:p>4 Threads (ns)</text:p>
          </table:table-cell>
          <table:table-cell office:value-type="string" calcext:value-type="string">
            <text:p>5 Threads (ns)</text:p>
          </table:table-cell>
          <table:table-cell office:value-type="string" calcext:value-type="string">
            <text:p>6 Threads (ns)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6.465256" calcext:value-type="float">
            <text:p>56.465256</text:p>
          </table:table-cell>
          <table:table-cell office:value-type="float" office:value="45.985596" calcext:value-type="float">
            <text:p>45.985596</text:p>
          </table:table-cell>
          <table:table-cell office:value-type="float" office:value="38.917145" calcext:value-type="float">
            <text:p>38.917145</text:p>
          </table:table-cell>
          <table:table-cell office:value-type="float" office:value="41.577881" calcext:value-type="float">
            <text:p>41.577881</text:p>
          </table:table-cell>
          <table:table-cell office:value-type="float" office:value="46.497635" calcext:value-type="float">
            <text:p>46.497635</text:p>
          </table:table-cell>
          <table:table-cell office:value-type="float" office:value="48.984314" calcext:value-type="float">
            <text:p>48.98431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2.308655" calcext:value-type="float">
            <text:p>42.308655</text:p>
          </table:table-cell>
          <table:table-cell office:value-type="float" office:value="37.816959" calcext:value-type="float">
            <text:p>37.816959</text:p>
          </table:table-cell>
          <table:table-cell office:value-type="float" office:value="35.536877" calcext:value-type="float">
            <text:p>35.536877</text:p>
          </table:table-cell>
          <table:table-cell office:value-type="float" office:value="38.167133" calcext:value-type="float">
            <text:p>38.167133</text:p>
          </table:table-cell>
          <table:table-cell office:value-type="float" office:value="41.20615" calcext:value-type="float">
            <text:p>41.20615</text:p>
          </table:table-cell>
          <table:table-cell office:value-type="float" office:value="39.015041" calcext:value-type="float">
            <text:p>39.01504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8.014751" calcext:value-type="float">
            <text:p>28.014751</text:p>
          </table:table-cell>
          <table:table-cell office:value-type="float" office:value="22.787006" calcext:value-type="float">
            <text:p>22.787006</text:p>
          </table:table-cell>
          <table:table-cell office:value-type="float" office:value="23.798838" calcext:value-type="float">
            <text:p>23.798838</text:p>
          </table:table-cell>
          <table:table-cell office:value-type="float" office:value="23.32548" calcext:value-type="float">
            <text:p>23.32548</text:p>
          </table:table-cell>
          <table:table-cell office:value-type="float" office:value="24.429401" calcext:value-type="float">
            <text:p>24.429401</text:p>
          </table:table-cell>
          <table:table-cell office:value-type="float" office:value="25.422005" calcext:value-type="float">
            <text:p>25.42200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9.72431" calcext:value-type="float">
            <text:p>29.72431</text:p>
          </table:table-cell>
          <table:table-cell office:value-type="float" office:value="28.444815" calcext:value-type="float">
            <text:p>28.444815</text:p>
          </table:table-cell>
          <table:table-cell office:value-type="float" office:value="28.989902" calcext:value-type="float">
            <text:p>28.989902</text:p>
          </table:table-cell>
          <table:table-cell office:value-type="float" office:value="27.022079" calcext:value-type="float">
            <text:p>27.022079</text:p>
          </table:table-cell>
          <table:table-cell office:value-type="float" office:value="32.286049" calcext:value-type="float">
            <text:p>32.286049</text:p>
          </table:table-cell>
          <table:table-cell office:value-type="float" office:value="35.583641" calcext:value-type="float">
            <text:p>35.58364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3.103123" calcext:value-type="float">
            <text:p>43.103123</text:p>
          </table:table-cell>
          <table:table-cell office:value-type="float" office:value="39.28117" calcext:value-type="float">
            <text:p>39.28117</text:p>
          </table:table-cell>
          <table:table-cell office:value-type="float" office:value="39.252258" calcext:value-type="float">
            <text:p>39.252258</text:p>
          </table:table-cell>
          <table:table-cell office:value-type="float" office:value="39.452946" calcext:value-type="float">
            <text:p>39.452946</text:p>
          </table:table-cell>
          <table:table-cell office:value-type="float" office:value="48.472225" calcext:value-type="float">
            <text:p>48.472225</text:p>
          </table:table-cell>
          <table:table-cell office:value-type="float" office:value="56.507698" calcext:value-type="float">
            <text:p>56.50769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56.589928" calcext:value-type="float">
            <text:p>56.589928</text:p>
          </table:table-cell>
          <table:table-cell office:value-type="float" office:value="52.173229" calcext:value-type="float">
            <text:p>52.173229</text:p>
          </table:table-cell>
          <table:table-cell office:value-type="float" office:value="52.540817" calcext:value-type="float">
            <text:p>52.540817</text:p>
          </table:table-cell>
          <table:table-cell office:value-type="float" office:value="53.095905" calcext:value-type="float">
            <text:p>53.095905</text:p>
          </table:table-cell>
          <table:table-cell office:value-type="float" office:value="66.66777" calcext:value-type="float">
            <text:p>66.66777</text:p>
          </table:table-cell>
          <table:table-cell office:value-type="float" office:value="76.111496" calcext:value-type="float">
            <text:p>76.1114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03:48:59.465181826</meta:creation-date>
    <dc:date>2017-02-25T03:50:26.252503782</dc:date>
    <meta:editing-duration>PT1M26S</meta:editing-duration>
    <meta:editing-cycles>1</meta:editing-cycles>
    <meta:document-statistic meta:table-count="1" meta:cell-count="49" meta:object-count="0"/>
    <meta:generator>LibreOffice/5.1.4.2$Linux_X86_64 LibreOffice_project/10m0$Build-2</meta:generator>
  </office:meta>
</office:document-meta>
</file>